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1.5cm" fo:min-width="11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10.401cm" svg:height="14.775cm" svg:x="3.004cm" svg:y="3.639cm" svg:viewBox="0 0 10402 14776" svg:d="M136 3451c102-587 983-930 1199 106 229 1102-644 1719-882 2646-230 895-439 1799-423 2717 4 234-322 29 1094 705 5717 2730-2171-8326 423-4269 600 939 1169 2526 459 3599-678 1023-349 3167 952 2857 695-166 2367 1586 3457 106 544-740 3111 1986 2293-423-358-1055-2046-29-2822-706-1831-1598-3568-3461-4304-5856-664-2161 1483-2438 2117-3845 405-899 1077-1450 2434-812 1102 518 3062 830 3422 2223 239 928 303 1865 176 2787-116 840-534 1647-1093 2293-620 716-1797 855-2223 1693-547 1075-67 2421 212 3563 218 894 942 1942 1870 1941 1235-2 1638-1352 1693-2364l106-459 106-141">
          <text:p/>
        </draw:path>
        <draw:custom-shape draw:style-name="gr2" draw:text-style-name="P2" draw:layer="layout" svg:width="11.5cm" svg:height="11.75cm" svg:x="6.5cm" svg:y="1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9-16T10:01:16.236671900</dc:date>
    <meta:editing-duration>PT22M51S</meta:editing-duration>
    <meta:editing-cycles>1</meta:editing-cycles>
    <meta:document-statistic meta:object-count="2"/>
    <meta:generator>LibreOffice/25.2.5.2$Windows_X86_64 LibreOffice_project/03d19516eb2e1dd5d4ccd751a0d6f35f35e08022</meta:generator>
  </office:meta>
</office:document-meta>
</file>